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74pt solid #000000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2"/>
        <table:table-column table:style-name="co1" table:default-cell-style-name="ce3"/>
        <table:table-row table:style-name="ro1" table:number-rows-repeated="2">
          <table:table-cell/>
          <table:table-cell table:style-name="Default" table:number-columns-repeated="2"/>
        </table:table-row>
        <table:table-row table:style-name="ro1">
          <table:table-cell/>
          <table:table-cell table:style-name="ce1" office:value-type="string" calcext:value-type="string">
            <text:p>Нэр</text:p>
          </table:table-cell>
          <table:table-cell table:style-name="ce1" office:value-type="string" calcext:value-type="string">
            <text:p>Оноо</text:p>
          </table:table-cell>
        </table:table-row>
        <table:table-row table:style-name="ro1">
          <table:table-cell/>
          <table:table-cell office:value-type="string" calcext:value-type="string">
            <text:p>Долгор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/>
          <table:table-cell office:value-type="string" calcext:value-type="string">
            <text:p>Дондог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/>
          <table:table-cell office:value-type="string" calcext:value-type="string">
            <text:p>Дорж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/>
          <table:table-cell office:value-type="string" calcext:value-type="string">
            <text:p>Дулам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/>
          <table:table-cell office:value-type="string" calcext:value-type="string">
            <text:p>Думаа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/>
          <table:table-cell office:value-type="string" calcext:value-type="string">
            <text:p>Гэндэн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/>
          <table:table-cell office:value-type="string" calcext:value-type="string">
            <text:p>Гантулга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Ганбат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/>
          <table:table-cell office:value-type="string" calcext:value-type="string">
            <text:p>Гомбосүрэн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/>
          <table:table-cell office:value-type="string" calcext:value-type="string">
            <text:p>Гаадамба</text:p>
          </table:table-cell>
          <table:table-cell office:value-type="float" office:value="59" calcext:value-type="float">
            <text:p>5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style:rfc-language-tag="mn-Cyrl-MN" fo:language="mn" fo:script="Cyrl" fo:country="MN" style:font-name-asian="Arial Unicode MS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style:rfc-language-tag="mn-Cyrl-MN" fo:language="mn" fo:script="Cyrl" fo:country="MN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e8a202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Arial Unicode MS" style:font-family-asian="'Arial Unicode MS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12">00/00/0000</text:date>, <text:time style:data-style-name="N2" text:time-value="17:38:41.896911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8-11T16:42:32.402652000</meta:creation-date>
    <dc:date>2025-08-12T17:40:19.908870000</dc:date>
    <meta:editing-duration>PT6M9S</meta:editing-duration>
    <meta:editing-cycles>4</meta:editing-cycles>
    <meta:generator>LibreOffice/25.2.5.2$MacOSX_AARCH64 LibreOffice_project/03d19516eb2e1dd5d4ccd751a0d6f35f35e08022</meta:generator>
    <meta:document-statistic meta:table-count="1" meta:cell-count="22" meta:object-count="0"/>
  </office:meta>
</office:document-meta>
</file>